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1.32771in, 0.44857in, 0.90124in, 0.64921in)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draw:stroke="none"/>
    </style:style>
    <style:style style:family="graphic" style:name="a402" style:parent-style-name="Graphics">
      <style:graphic-properties draw:fill="none" fo:clip="rect(0.91714in, 0.67745in, 1.01659in, 0.74688in)" draw:stroke="none"/>
    </style:style>
    <style:style style:family="graphic" style:name="a403" style:parent-style-name="Graphics">
      <style:graphic-properties draw:fill="none" fo:clip="rect(1.10592in, 1.64531in, 0.58158in, 1.71444in)" draw:stroke="non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custom-shape svg:x="1.21101in" svg:y="0.81in" svg:width="1.68899in" svg:height="1.46551in" draw:id="id63" draw:style-name="a383" draw:name="Rectángulo 19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7" draw:name="CuadroTexto 5" svg:x="1.46789in" svg:y="0.72477in" svg:width="2.02752in" svg:height="0.63952in">
          <draw:text-box>
            <text:p text:style-name="a386" text:class-names="" text:cond-style-name=""><text:span text:style-name="a384" text:class-names="">Tartas</text:span><text:span text:style-name="a385" text:class-names=""/></text:p>
          </draw:text-box>
          <svg:title/>
          <svg:desc/>
        </draw:frame>
        <draw:frame draw:id="id65" draw:style-name="a391" draw:name="CuadroTexto 6" svg:x="1.21101in" svg:y="3.34609in" svg:width="1.65138in" svg:height="0.63952in">
          <draw:text-box>
            <text:p text:style-name="a390" text:class-names="" text:cond-style-name=""><text:span text:style-name="a388" text:class-names="">Galletas</text:span><text:span text:style-name="a389" text:class-names=""/></text:p>
          </draw:text-box>
          <svg:title/>
          <svg:desc/>
        </draw:frame>
        <draw:frame draw:id="id66" draw:style-name="a395" draw:name="CuadroTexto 7" svg:x="5.57034in" svg:y="0.72477in" svg:width="2.19266in" svg:height="0.63952in">
          <draw:text-box>
            <text:p text:style-name="a394" text:class-names="" text:cond-style-name=""><text:span text:style-name="a392" text:class-names="">Donuts</text:span><text:span text:style-name="a393" text:class-names=""/></text:p>
          </draw:text-box>
          <svg:title/>
          <svg:desc/>
        </draw:frame>
        <draw:frame draw:id="id67" draw:style-name="a399" draw:name="CuadroTexto 8" svg:x="5.44037in" svg:y="3.14414in" svg:width="2.32263in" svg:height="0.63952in">
          <draw:text-box>
            <text:p text:style-name="a398" text:class-names="" text:cond-style-name=""><text:span text:style-name="a396" text:class-names="">Magdalenas</text:span><text:span text:style-name="a397" text:class-names=""/></text:p>
          </draw:text-box>
          <svg:title/>
          <svg:desc/>
        </draw:frame>
        <draw:frame draw:id="id68" draw:style-name="a400" draw:name="Imagen 12" svg:x="1.38364in" svg:y="1.24184in" svg:width="1.30612in" svg:height="1.03367in" style:rel-width="scale" style:rel-height="scale">
          <draw:image xlink:href="media/image1.jpg" xlink:type="simple" xlink:show="embed" xlink:actuate="onLoad"/>
          <svg:title/>
          <svg:desc>Logotipo

Descripción generada automáticamente</svg:desc>
        </draw:frame>
        <draw:frame draw:id="id69" draw:style-name="a401" draw:name="Imagen 14" svg:x="5.57192in" svg:y="1.22445in" svg:width="1.02976in" svg:height="1.02976in" style:rel-width="scale" style:rel-height="scale">
          <draw:image xlink:href="media/image2.jpg" xlink:type="simple" xlink:show="embed" xlink:actuate="onLoad"/>
          <svg:title/>
          <svg:desc>Un dibujo de una cara con ojos y boca

Descripción generada automáticamente con confianza baja</svg:desc>
        </draw:frame>
        <draw:frame draw:id="id70" draw:style-name="a402" draw:name="Imagen 16" svg:x="1.35721in" svg:y="3.9257in" svg:width="1.30612in" svg:height="0.82136in" style:rel-width="scale" style:rel-height="scale">
          <draw:image xlink:href="media/image3.png" xlink:type="simple" xlink:show="embed" xlink:actuate="onLoad"/>
          <svg:title/>
          <svg:desc>Un dibujo de una persona

Descripción generada automáticamente con confianza baja</svg:desc>
        </draw:frame>
        <draw:frame draw:id="id71" draw:style-name="a403" draw:name="Imagen 18" svg:x="5.95271in" svg:y="3.73234in" svg:width="0.80344in" svg:height="0.83395in" style:rel-width="scale" style:rel-height="scale">
          <draw:image xlink:href="media/image4.jpg" xlink:type="simple" xlink:show="embed" xlink:actuate="onLoad"/>
          <svg:title/>
          <svg:desc/>
        </draw:frame>
        <draw:custom-shape svg:x="5.32125in" svg:y="0.7887in" svg:width="1.68899in" svg:height="1.46551in" draw:id="id72" draw:style-name="a406" draw:name="Rectángulo 22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6578in" svg:y="3.34609in" svg:width="1.68899in" svg:height="1.46551in" draw:id="id73" draw:style-name="a409" draw:name="Rectángulo 23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4132in" svg:y="3.19295in" svg:width="2.38868in" svg:height="1.46551in" draw:id="id74" draw:style-name="a412" draw:name="Rectángulo 24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Ana Poveda Garcia Herrero</meta:initial-creator>
    <dc:creator>Ana Poveda Garcia Herrero</dc:creator>
    <meta:creation-date>2021-03-02T12:58:37Z</meta:creation-date>
    <dc:date>2021-03-02T13:55:45Z</dc:date>
    <meta:editing-cycles>2</meta:editing-cycles>
    <meta:editing-duration>PT3427S</meta:editing-duration>
    <meta:document-statistic meta:paragraph-count="4" meta:word-count="4"/>
  </office:meta>
</office:document-meta>
</file>